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jVuMessage::use_language </text:p>
      <text:p text:style-name="Standard">urlopen NtiveFileName=/usr/share/djvu/osi/languages.xml</text:p>
      <text:p text:style-name="Standard">urlopen NtiveFileName=/opt/Qtopia/qt4.4/x86/src/study/eink/reader/einkpdf/djvurender/djvu/share/djvu/osi/languages.xml</text:p>
      <text:p text:style-name="Standard">urlopen NtiveFileName=/usr/share/djvu/osi/zh/messages.xml</text:p>
      <text:p text:style-name="Standard">urlopen NtiveFileName=/usr/share/djvu/osi/en/unixgui-shared.xml</text:p>
      <text:p text:style-name="Standard">urlopen NtiveFileName=/usr/share/djvu/osi/zh/libdjvu++.xml</text:p>
      <text:p text:style-name="Standard">urlopen NtiveFileName=/usr/share/djvu/osi/en/djvutools-reference.xml</text:p>
      <text:p text:style-name="Standard">urlopen NtiveFileName=/usr/share/djvu/osi/en/unixgui-viewer.xml</text:p>
      <text:p text:style-name="Standard">after DjVuMessageLite::create </text:p>
      <text:p text:style-name="Standard">after ctx </text:p>
      <text:p text:style-name="Standard">end create cache</text:p>
      <text:p text:style-name="Standard"><text:s/>PdfFlowStyle QFont( "simsun,16,-1,5,50,0,0,0,0,0" ) </text:p>
      <text:p text:style-name="Standard">PdfViewer:: showEvent </text:p>
      <text:p text:style-name="Standard">3 SqliteBook::load id=6</text:p>
      <text:p text:style-name="Standard">busy true </text:p>
      <text:p text:style-name="Standard">********************************PdfPage:: paintEvent QRect(0,0 600x800) </text:p>
      <text:p text:style-name="Standard">MuPdfRender:: loadDocument /user/My Books/C++ Primer.pdf <text:s text:c="2"/></text:p>
      <text:p text:style-name="Standard">MuPdfRender loadDocument 0 </text:p>
      <text:p text:style-name="Standard">PdfCache:: loadDocument 0 </text:p>
      <text:p text:style-name="Standard">BookLoadEvent:: exec ... </text:p>
      <text:p text:style-name="Standard">busy false </text:p>
      <text:p text:style-name="Standard">PdfViewer:: initCurrentState 0 </text:p>
      <text:p text:style-name="Standard">PdfProvider setCurrentIndex 0 1 </text:p>
      <text:p text:style-name="Standard">PdfProvider:: changePage currentPage 1 totalPage 1043 1 </text:p>
      <text:p text:style-name="Standard">busy true </text:p>
      <text:p text:style-name="Standard">busy true </text:p>
      <text:p text:style-name="Standard">PdfProvider:: changePage currentPage 1 totalPage 1043 1 </text:p>
      <text:p text:style-name="Standard">MuPdfRender loadPage pageno 1 </text:p>
      <text:p text:style-name="Standard">loadPage 1 1701869940 1 </text:p>
      <text:p text:style-name="Standard">loadPage 30.8164 558.675 774.862 </text:p>
      <text:p text:style-name="Standard">loadPage 1 1701869940 1 1 </text:p>
      <text:p text:style-name="Standard">checkPageInfo pi-&gt;page 1 pi-&gt;stateInfo: state: 1 zoomSize: 1701869940 rotate: 0 StateInfo: state: 1 zoomSize: 1701869940 rotate: 0 </text:p>
      <text:p text:style-name="Standard">PdfProvider pageLoaded 0x88b19f0 </text:p>
      <text:p text:style-name="Standard">pageChanged false </text:p>
      <text:p text:style-name="Standard">********************************PdfPage:: paintEvent QRect(0,0 600x800) </text:p>
      <text:p text:style-name="Standard">MuPdfRender loadPage pageno 2 </text:p>
      <text:p text:style-name="Standard">loadPage 2 1701869940 1 </text:p>
      <text:p text:style-name="Standard">loadPage 31.6822 614.189 799.186 </text:p>
      <text:p text:style-name="Standard">loadPage 2 1701869940 1 1 </text:p>
      <text:p text:style-name="Standard">checkPageInfo pi-&gt;page 2 pi-&gt;stateInfo: state: 1 zoomSize: 1701869940 rotate: 0 StateInfo: state: 1 zoomSize: 1701869940 rotate: 0 </text:p>
      <text:p text:style-name="Standard"><text:soft-page-break/>MuPdfRender loadPage pageno 3 </text:p>
      <text:p text:style-name="Standard">loadPage 3 1701869940 1 </text:p>
      <text:p text:style-name="Standard">loadPage 31.568 571.788 675.633 </text:p>
      <text:p text:style-name="Standard">loadPage 3 1701869940 1 1.1 </text:p>
      <text:p text:style-name="Standard">checkPageInfo pi-&gt;page 3 pi-&gt;stateInfo: state: 1 zoomSize: 1701869940 rotate: 0 StateInfo: state: 1 zoomSize: 1701869940 rotate: 0 </text:p>
      <text:p text:style-name="Standard">MuPdfRender loadPage pageno 4 </text:p>
      <text:p text:style-name="Standard">loadPage 4 1701869940 1 </text:p>
      <text:p text:style-name="Standard">loadPage 31.6822 614.189 829.793 </text:p>
      <text:p text:style-name="Standard">loadPage 4 1701869940 1 1 </text:p>
      <text:p text:style-name="Standard">checkPageInfo pi-&gt;page 4 pi-&gt;stateInfo: state: 1 zoomSize: 1701869940 rotate: 0 StateInfo: state: 1 zoomSize: 1701869940 rotate: 0 </text:p>
      <text:p text:style-name="Standard">busy false </text:p>
      <text:p text:style-name="Standard">PdfCache startOutline </text:p>
      <text:p text:style-name="Standard">busy true </text:p>
      <text:p text:style-name="Standard">PdfCache endOutLine </text:p>
      <text:p text:style-name="Standard">busy false</text:p>
      <text:p text:style-name="Standard"/>
      <text:p text:style-name="Standard">PdfProvider:: changePage currentPage 2 totalPage 1043 2 </text:p>
      <text:p text:style-name="Standard">PdfCache setCurrentIndex 2 </text:p>
      <text:p text:style-name="Standard">PdfProvider pageLoaded 0x89cd6b0 </text:p>
      <text:p text:style-name="Standard">pageChanged false </text:p>
      <text:p text:style-name="Standard">********************************PdfPage:: paintEvent QRect(0,0 600x800) </text:p>
      <text:p text:style-name="Standard">busy true </text:p>
      <text:p text:style-name="Standard">stopOutli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26T17:32:32</meta:creation-date>
    <meta:document-statistic meta:table-count="0" meta:image-count="0" meta:object-count="0" meta:page-count="2" meta:paragraph-count="62" meta:word-count="255" meta:character-count="2547"/>
    <dc:date>2010-11-26T19:05:13</dc:date>
    <meta:editing-duration>PT01H17M41S</meta:editing-duration>
    <meta:editing-cycles>1</meta:editing-cycles>
    <meta:generator>OpenOffice.org/3.1$Linux OpenOffice.org_project/310m19$Build-9420</meta:generator>
  </office:meta>
</office:document-meta>
</file>